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" table:style-name="ta1">
        <table:shapes>
          <draw:frame draw:z-index="0" draw:style-name="gr1" draw:text-style-name="P1" svg:width="453.51pt" svg:height="255.09pt" svg:x="356.26pt" svg:y="2.83pt">
            <loext:p draw:notify-on-update-of-ranges="'gumtree block feature + log statement match'.C1:'gumtree block feature + log statement match'.C22 'gumtree block feature + log statement match'.F1:'gumtree block feature + log statement match'.F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1])" office:value-type="float" office:value="294" calcext:value-type="float">
            <text:p>294</text:p>
          </table:table-cell>
          <table:table-cell table:formula="of:=[.D1]/SUM([.D$1:.D$23])" office:value-type="float" office:value="0.510416666666667" calcext:value-type="float">
            <text:p>0.5104166667</text:p>
          </table:table-cell>
          <table:table-cell table:formula="of:=SUM([.E$1:.E1])" office:value-type="float" office:value="0.510416666666667" calcext:value-type="float">
            <text:p>0.51041666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2])" office:value-type="float" office:value="36" calcext:value-type="float">
            <text:p>36</text:p>
          </table:table-cell>
          <table:table-cell table:formula="of:=[.D2]/SUM([.D$1:.D$23])" office:value-type="float" office:value="0.0625" calcext:value-type="float">
            <text:p>0.0625</text:p>
          </table:table-cell>
          <table:table-cell table:formula="of:=SUM([.E$1:.E2])" office:value-type="float" office:value="0.572916666666667" calcext:value-type="float">
            <text:p>0.57291666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3])" office:value-type="float" office:value="16" calcext:value-type="float">
            <text:p>16</text:p>
          </table:table-cell>
          <table:table-cell table:formula="of:=[.D3]/SUM([.D$1:.D$23])" office:value-type="float" office:value="0.0277777777777778" calcext:value-type="float">
            <text:p>0.0277777778</text:p>
          </table:table-cell>
          <table:table-cell table:formula="of:=SUM([.E$1:.E3])" office:value-type="float" office:value="0.600694444444444" calcext:value-type="float">
            <text:p>0.600694444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4])" office:value-type="float" office:value="11" calcext:value-type="float">
            <text:p>11</text:p>
          </table:table-cell>
          <table:table-cell table:formula="of:=[.D4]/SUM([.D$1:.D$23])" office:value-type="float" office:value="0.0190972222222222" calcext:value-type="float">
            <text:p>0.0190972222</text:p>
          </table:table-cell>
          <table:table-cell table:formula="of:=SUM([.E$1:.E4])" office:value-type="float" office:value="0.619791666666667" calcext:value-type="float">
            <text:p>0.61979166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5])" office:value-type="float" office:value="3" calcext:value-type="float">
            <text:p>3</text:p>
          </table:table-cell>
          <table:table-cell table:formula="of:=[.D5]/SUM([.D$1:.D$23])" office:value-type="float" office:value="0.00520833333333333" calcext:value-type="float">
            <text:p>0.0052083333</text:p>
          </table:table-cell>
          <table:table-cell table:formula="of:=SUM([.E$1:.E5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577];[.C6])" office:value-type="float" office:value="4" calcext:value-type="float">
            <text:p>4</text:p>
          </table:table-cell>
          <table:table-cell table:formula="of:=[.D6]/SUM([.D$1:.D$23])" office:value-type="float" office:value="0.00694444444444444" calcext:value-type="float">
            <text:p>0.0069444444</text:p>
          </table:table-cell>
          <table:table-cell table:formula="of:=SUM([.E$1:.E6])" office:value-type="float" office:value="0.631944444444444" calcext:value-type="float">
            <text:p>0.631944444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7])" office:value-type="float" office:value="14" calcext:value-type="float">
            <text:p>14</text:p>
          </table:table-cell>
          <table:table-cell table:formula="of:=[.D7]/SUM([.D$1:.D$23])" office:value-type="float" office:value="0.0243055555555556" calcext:value-type="float">
            <text:p>0.0243055556</text:p>
          </table:table-cell>
          <table:table-cell table:formula="of:=SUM([.E$1:.E7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577];[.C8])" office:value-type="float" office:value="6" calcext:value-type="float">
            <text:p>6</text:p>
          </table:table-cell>
          <table:table-cell table:formula="of:=[.D8]/SUM([.D$1:.D$23])" office:value-type="float" office:value="0.0104166666666667" calcext:value-type="float">
            <text:p>0.0104166667</text:p>
          </table:table-cell>
          <table:table-cell table:formula="of:=SUM([.E$1:.E8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9])" office:value-type="float" office:value="12" calcext:value-type="float">
            <text:p>12</text:p>
          </table:table-cell>
          <table:table-cell table:formula="of:=[.D9]/SUM([.D$1:.D$23])" office:value-type="float" office:value="0.0208333333333333" calcext:value-type="float">
            <text:p>0.0208333333</text:p>
          </table:table-cell>
          <table:table-cell table:formula="of:=SUM([.E$1:.E9])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577];[.C10])" office:value-type="float" office:value="2" calcext:value-type="float">
            <text:p>2</text:p>
          </table:table-cell>
          <table:table-cell table:formula="of:=[.D10]/SUM([.D$1:.D$23])" office:value-type="float" office:value="0.00347222222222222" calcext:value-type="float">
            <text:p>0.0034722222</text:p>
          </table:table-cell>
          <table:table-cell table:formula="of:=SUM([.E$1:.E10])" office:value-type="float" office:value="0.690972222222222" calcext:value-type="float">
            <text:p>0.690972222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577];[.C11])" office:value-type="float" office:value="8" calcext:value-type="float">
            <text:p>8</text:p>
          </table:table-cell>
          <table:table-cell table:formula="of:=[.D11]/SUM([.D$1:.D$23])" office:value-type="float" office:value="0.0138888888888889" calcext:value-type="float">
            <text:p>0.0138888889</text:p>
          </table:table-cell>
          <table:table-cell table:formula="of:=SUM([.E$1:.E11])" office:value-type="float" office:value="0.704861111111111" calcext:value-type="float">
            <text:p>0.70486111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12])" office:value-type="float" office:value="6" calcext:value-type="float">
            <text:p>6</text:p>
          </table:table-cell>
          <table:table-cell table:formula="of:=[.D12]/SUM([.D$1:.D$23])" office:value-type="float" office:value="0.0104166666666667" calcext:value-type="float">
            <text:p>0.0104166667</text:p>
          </table:table-cell>
          <table:table-cell table:formula="of:=SUM([.E$1:.E12])" office:value-type="float" office:value="0.715277777777778" calcext:value-type="float">
            <text:p>0.715277777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13])" office:value-type="float" office:value="4" calcext:value-type="float">
            <text:p>4</text:p>
          </table:table-cell>
          <table:table-cell table:formula="of:=[.D13]/SUM([.D$1:.D$23])" office:value-type="float" office:value="0.00694444444444444" calcext:value-type="float">
            <text:p>0.0069444444</text:p>
          </table:table-cell>
          <table:table-cell table:formula="of:=SUM([.E$1:.E13])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4])" office:value-type="float" office:value="8" calcext:value-type="float">
            <text:p>8</text:p>
          </table:table-cell>
          <table:table-cell table:formula="of:=[.D14]/SUM([.D$1:.D$23])" office:value-type="float" office:value="0.0138888888888889" calcext:value-type="float">
            <text:p>0.0138888889</text:p>
          </table:table-cell>
          <table:table-cell table:formula="of:=SUM([.E$1:.E14])" office:value-type="float" office:value="0.736111111111111" calcext:value-type="float">
            <text:p>0.73611111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5])" office:value-type="float" office:value="3" calcext:value-type="float">
            <text:p>3</text:p>
          </table:table-cell>
          <table:table-cell table:formula="of:=[.D15]/SUM([.D$1:.D$23])" office:value-type="float" office:value="0.00520833333333333" calcext:value-type="float">
            <text:p>0.0052083333</text:p>
          </table:table-cell>
          <table:table-cell table:formula="of:=SUM([.E$1:.E15])" office:value-type="float" office:value="0.741319444444444" calcext:value-type="float">
            <text:p>0.741319444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577];[.C16])" office:value-type="float" office:value="14" calcext:value-type="float">
            <text:p>14</text:p>
          </table:table-cell>
          <table:table-cell table:formula="of:=[.D16]/SUM([.D$1:.D$23])" office:value-type="float" office:value="0.0243055555555556" calcext:value-type="float">
            <text:p>0.0243055556</text:p>
          </table:table-cell>
          <table:table-cell table:formula="of:=SUM([.E$1:.E16])" office:value-type="float" office:value="0.765625" calcext:value-type="float">
            <text:p>0.7656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577];[.C17])" office:value-type="float" office:value="41" calcext:value-type="float">
            <text:p>41</text:p>
          </table:table-cell>
          <table:table-cell table:formula="of:=[.D17]/SUM([.D$1:.D$23])" office:value-type="float" office:value="0.0711805555555556" calcext:value-type="float">
            <text:p>0.0711805556</text:p>
          </table:table-cell>
          <table:table-cell table:formula="of:=SUM([.E$1:.E17])" office:value-type="float" office:value="0.836805555555555" calcext:value-type="float">
            <text:p>0.836805555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577];[.C18])" office:value-type="float" office:value="2" calcext:value-type="float">
            <text:p>2</text:p>
          </table:table-cell>
          <table:table-cell table:formula="of:=[.D18]/SUM([.D$1:.D$23])" office:value-type="float" office:value="0.00347222222222222" calcext:value-type="float">
            <text:p>0.0034722222</text:p>
          </table:table-cell>
          <table:table-cell table:formula="of:=SUM([.E$1:.E18])" office:value-type="float" office:value="0.840277777777778" calcext:value-type="float">
            <text:p>0.840277777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9])" office:value-type="float" office:value="2" calcext:value-type="float">
            <text:p>2</text:p>
          </table:table-cell>
          <table:table-cell table:formula="of:=[.D19]/SUM([.D$1:.D$23])" office:value-type="float" office:value="0.00347222222222222" calcext:value-type="float">
            <text:p>0.0034722222</text:p>
          </table:table-cell>
          <table:table-cell table:formula="of:=SUM([.E$1:.E19])"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577];[.C20])" office:value-type="float" office:value="6" calcext:value-type="float">
            <text:p>6</text:p>
          </table:table-cell>
          <table:table-cell table:formula="of:=[.D20]/SUM([.D$1:.D$23])" office:value-type="float" office:value="0.0104166666666667" calcext:value-type="float">
            <text:p>0.0104166667</text:p>
          </table:table-cell>
          <table:table-cell table:formula="of:=SUM([.E$1:.E20])" office:value-type="float" office:value="0.854166666666666" calcext:value-type="float">
            <text:p>0.85416666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577];[.C21])" office:value-type="float" office:value="2" calcext:value-type="float">
            <text:p>2</text:p>
          </table:table-cell>
          <table:table-cell table:formula="of:=[.D21]/SUM([.D$1:.D$23])" office:value-type="float" office:value="0.00347222222222222" calcext:value-type="float">
            <text:p>0.0034722222</text:p>
          </table:table-cell>
          <table:table-cell table:formula="of:=SUM([.E$1:.E21])" office:value-type="float" office:value="0.857638888888889" calcext:value-type="float">
            <text:p>0.857638888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22])" office:value-type="float" office:value="82" calcext:value-type="float">
            <text:p>82</text:p>
          </table:table-cell>
          <table:table-cell table:formula="of:=[.D22]/SUM([.D$1:.D$23])" office:value-type="float" office:value="0.142361111111111" calcext:value-type="float">
            <text:p>0.1423611111</text:p>
          </table:table-cell>
          <table:table-cell table:formula="of:=SUM([.E$1:.E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21 'gumtree block feature + log statement match + 0.99up'.F2:'gumtree block feature + log statement match + 0.99up'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2])" office:value-type="float" office:value="307" calcext:value-type="float">
            <text:p>307</text:p>
          </table:table-cell>
          <table:table-cell table:formula="of:=[.D2]/SUM([.D$2:.D$21])" office:value-type="float" office:value="0.532986111111111" calcext:value-type="float">
            <text:p>0.5329861111</text:p>
          </table:table-cell>
          <table:table-cell table:formula="of:=SUM([.E$2:.E2])" office:value-type="float" office:value="0.532986111111111" calcext:value-type="float">
            <text:p>0.532986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3])" office:value-type="float" office:value="33" calcext:value-type="float">
            <text:p>33</text:p>
          </table:table-cell>
          <table:table-cell table:formula="of:=[.D3]/SUM([.D$2:.D$21])" office:value-type="float" office:value="0.0572916666666667" calcext:value-type="float">
            <text:p>0.0572916667</text:p>
          </table:table-cell>
          <table:table-cell table:formula="of:=SUM([.E$2:.E3])" office:value-type="float" office:value="0.590277777777778" calcext:value-type="float">
            <text:p>0.5902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4])" office:value-type="float" office:value="20" calcext:value-type="float">
            <text:p>20</text:p>
          </table:table-cell>
          <table:table-cell table:formula="of:=[.D4]/SUM([.D$2:.D$21])" office:value-type="float" office:value="0.0347222222222222" calcext:value-type="float">
            <text:p>0.0347222222</text:p>
          </table:table-cell>
          <table:table-cell table:formula="of:=SUM([.E$2:.E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5])" office:value-type="float" office:value="13" calcext:value-type="float">
            <text:p>13</text:p>
          </table:table-cell>
          <table:table-cell table:formula="of:=[.D5]/SUM([.D$2:.D$21])" office:value-type="float" office:value="0.0225694444444444" calcext:value-type="float">
            <text:p>0.0225694444</text:p>
          </table:table-cell>
          <table:table-cell table:formula="of:=SUM([.E$2:.E5])" office:value-type="float" office:value="0.647569444444444" calcext:value-type="float">
            <text:p>0.647569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6])" office:value-type="float" office:value="1" calcext:value-type="float">
            <text:p>1</text:p>
          </table:table-cell>
          <table:table-cell table:formula="of:=[.D6]/SUM([.D$2:.D$21])" office:value-type="float" office:value="0.00173611111111111" calcext:value-type="float">
            <text:p>0.0017361111</text:p>
          </table:table-cell>
          <table:table-cell table:formula="of:=SUM([.E$2:.E6])" office:value-type="float" office:value="0.649305555555556" calcext:value-type="float">
            <text:p>0.64930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577];[.C7])" office:value-type="float" office:value="2" calcext:value-type="float">
            <text:p>2</text:p>
          </table:table-cell>
          <table:table-cell table:formula="of:=[.D7]/SUM([.D$2:.D$21])" office:value-type="float" office:value="0.00347222222222222" calcext:value-type="float">
            <text:p>0.0034722222</text:p>
          </table:table-cell>
          <table:table-cell table:formula="of:=SUM([.E$2:.E7])" office:value-type="float" office:value="0.652777777777778" calcext:value-type="float">
            <text:p>0.652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8])" office:value-type="float" office:value="14" calcext:value-type="float">
            <text:p>14</text:p>
          </table:table-cell>
          <table:table-cell table:formula="of:=[.D8]/SUM([.D$2:.D$21])" office:value-type="float" office:value="0.0243055555555556" calcext:value-type="float">
            <text:p>0.0243055556</text:p>
          </table:table-cell>
          <table:table-cell table:formula="of:=SUM([.E$2:.E8])" office:value-type="float" office:value="0.677083333333333" calcext:value-type="float">
            <text:p>0.67708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577];[.C9])" office:value-type="float" office:value="6" calcext:value-type="float">
            <text:p>6</text:p>
          </table:table-cell>
          <table:table-cell table:formula="of:=[.D9]/SUM([.D$2:.D$21])" office:value-type="float" office:value="0.0104166666666667" calcext:value-type="float">
            <text:p>0.0104166667</text:p>
          </table:table-cell>
          <table:table-cell table:formula="of:=SUM([.E$2:.E9])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10])" office:value-type="float" office:value="12" calcext:value-type="float">
            <text:p>12</text:p>
          </table:table-cell>
          <table:table-cell table:formula="of:=[.D10]/SUM([.D$2:.D$21])" office:value-type="float" office:value="0.0208333333333333" calcext:value-type="float">
            <text:p>0.0208333333</text:p>
          </table:table-cell>
          <table:table-cell table:formula="of:=SUM([.E$2:.E10])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577];[.C11])" office:value-type="float" office:value="2" calcext:value-type="float">
            <text:p>2</text:p>
          </table:table-cell>
          <table:table-cell table:formula="of:=[.D11]/SUM([.D$2:.D$21])" office:value-type="float" office:value="0.00347222222222222" calcext:value-type="float">
            <text:p>0.0034722222</text:p>
          </table:table-cell>
          <table:table-cell table:formula="of:=SUM([.E$2:.E11])" office:value-type="float" office:value="0.711805555555556" calcext:value-type="float">
            <text:p>0.71180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12])" office:value-type="float" office:value="6" calcext:value-type="float">
            <text:p>6</text:p>
          </table:table-cell>
          <table:table-cell table:formula="of:=[.D12]/SUM([.D$2:.D$21])" office:value-type="float" office:value="0.0104166666666667" calcext:value-type="float">
            <text:p>0.0104166667</text:p>
          </table:table-cell>
          <table:table-cell table:formula="of:=SUM([.E$2:.E12])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13])" office:value-type="float" office:value="4" calcext:value-type="float">
            <text:p>4</text:p>
          </table:table-cell>
          <table:table-cell table:formula="of:=[.D13]/SUM([.D$2:.D$21])" office:value-type="float" office:value="0.00694444444444444" calcext:value-type="float">
            <text:p>0.0069444444</text:p>
          </table:table-cell>
          <table:table-cell table:formula="of:=SUM([.E$2:.E13])" office:value-type="float" office:value="0.729166666666667" calcext:value-type="float">
            <text:p>0.72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4])" office:value-type="float" office:value="8" calcext:value-type="float">
            <text:p>8</text:p>
          </table:table-cell>
          <table:table-cell table:formula="of:=[.D14]/SUM([.D$2:.D$21])" office:value-type="float" office:value="0.0138888888888889" calcext:value-type="float">
            <text:p>0.0138888889</text:p>
          </table:table-cell>
          <table:table-cell table:formula="of:=SUM([.E$2:.E14])" office:value-type="float" office:value="0.743055555555555" calcext:value-type="float">
            <text:p>0.7430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5])" office:value-type="float" office:value="3" calcext:value-type="float">
            <text:p>3</text:p>
          </table:table-cell>
          <table:table-cell table:formula="of:=[.D15]/SUM([.D$2:.D$21])" office:value-type="float" office:value="0.00520833333333333" calcext:value-type="float">
            <text:p>0.0052083333</text:p>
          </table:table-cell>
          <table:table-cell table:formula="of:=SUM([.E$2:.E15])" office:value-type="float" office:value="0.748263888888889" calcext:value-type="float">
            <text:p>0.748263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577];[.C16])" office:value-type="float" office:value="14" calcext:value-type="float">
            <text:p>14</text:p>
          </table:table-cell>
          <table:table-cell table:formula="of:=[.D16]/SUM([.D$2:.D$21])" office:value-type="float" office:value="0.0243055555555556" calcext:value-type="float">
            <text:p>0.0243055556</text:p>
          </table:table-cell>
          <table:table-cell table:formula="of:=SUM([.E$2:.E16])" office:value-type="float" office:value="0.772569444444444" calcext:value-type="float">
            <text:p>0.772569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577];[.C17])" office:value-type="float" office:value="41" calcext:value-type="float">
            <text:p>41</text:p>
          </table:table-cell>
          <table:table-cell table:formula="of:=[.D17]/SUM([.D$2:.D$21])" office:value-type="float" office:value="0.0711805555555556" calcext:value-type="float">
            <text:p>0.0711805556</text:p>
          </table:table-cell>
          <table:table-cell table:formula="of:=SUM([.E$2:.E17])"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8])" office:value-type="float" office:value="2" calcext:value-type="float">
            <text:p>2</text:p>
          </table:table-cell>
          <table:table-cell table:formula="of:=[.D18]/SUM([.D$2:.D$21])" office:value-type="float" office:value="0.00347222222222222" calcext:value-type="float">
            <text:p>0.0034722222</text:p>
          </table:table-cell>
          <table:table-cell table:formula="of:=SUM([.E$2:.E18])" office:value-type="float" office:value="0.847222222222222" calcext:value-type="float">
            <text:p>0.847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577];[.C19])" office:value-type="float" office:value="4" calcext:value-type="float">
            <text:p>4</text:p>
          </table:table-cell>
          <table:table-cell table:formula="of:=[.D19]/SUM([.D$2:.D$21])" office:value-type="float" office:value="0.00694444444444444" calcext:value-type="float">
            <text:p>0.0069444444</text:p>
          </table:table-cell>
          <table:table-cell table:formula="of:=SUM([.E$2:.E19])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577];[.C20])" office:value-type="float" office:value="2" calcext:value-type="float">
            <text:p>2</text:p>
          </table:table-cell>
          <table:table-cell table:formula="of:=[.D20]/SUM([.D$2:.D$21])" office:value-type="float" office:value="0.00347222222222222" calcext:value-type="float">
            <text:p>0.0034722222</text:p>
          </table:table-cell>
          <table:table-cell table:formula="of:=SUM([.E$2:.E20])" office:value-type="float" office:value="0.857638888888889" calcext:value-type="float">
            <text:p>0.85763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21])" office:value-type="float" office:value="82" calcext:value-type="float">
            <text:p>82</text:p>
          </table:table-cell>
          <table:table-cell table:formula="of:=[.D21]/SUM([.D$2:.D$21])" office:value-type="float" office:value="0.142361111111111" calcext:value-type="float">
            <text:p>0.1423611111</text:p>
          </table:table-cell>
          <table:table-cell table:formula="of:=SUM([.E$2:.E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'.C1:'gumtree block feature + log statement match'.F2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gumtree block feature + log statement match + 0.99up'.C2:'gumtree block feature + log statement match + 0.99up'.F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0:53:52.728260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1:01:22.942851656</dc:date>
    <meta:editing-duration>PT35M31S</meta:editing-duration>
    <meta:editing-cycles>5</meta:editing-cycles>
    <meta:generator>LibreOffice/5.0.3.2$Linux_X86_64 LibreOffice_project/00m0$Build-2</meta:generator>
    <meta:document-statistic meta:table-count="3" meta:cell-count="45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'.C1:'gumtree block feature + log statement match'.C22 'gumtree block feature + log statement match'.F1:'gumtree block feature + log statement match'.F22" svg:x="0.32cm" svg:y="0.18cm" svg:width="15.36cm" svg:height="8.64cm">
          <chartooo:coordinate-region svg:x="1.047cm" svg:y="0.38cm" svg:width="14.353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gumtree block feature + log statement match'.F1:'gumtree block feature + log statement match'.F22" chart:class="chart:scatter">
            <chart:domain table:cell-range-address="'gumtree block feature + log statement match'.C1:'gumtree block feature + log statement match'.C22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umtree block feature + log statement match'.C1:'gumtree block feature + log statement match'.C22</svg:desc>
                </draw:g>
              </table:table-cell>
              <table:table-cell office:value-type="float" office:value="0.510416666666667">
                <text:p>0.510416666666667</text:p>
                <draw:g>
                  <svg:desc>'gumtree block feature + log statement match'.F1:'gumtree block feature + log statement match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2916666666667">
                <text:p>0.57291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00694444444444">
                <text:p>0.60069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31944444444444">
                <text:p>0.6319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90972222222222">
                <text:p>0.69097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704861111111111">
                <text:p>0.7048611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715277777777778">
                <text:p>0.7152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736111111111111">
                <text:p>0.736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0.741319444444444">
                <text:p>0.741319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836805555555555">
                <text:p>0.836805555555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.854166666666666">
                <text:p>0.854166666666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0.857638888888889">
                <text:p>0.85763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21 'gumtree block feature + log statement match + 0.99up'.F2:'gumtree block feature + log statement match + 0.99up'.F21" svg:x="0.485cm" svg:y="1.006cm" svg:width="15.359cm" svg:height="8.639cm">
          <chartooo:coordinate-region svg:x="1.212cm" svg:y="1.206cm" svg:width="14.352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gumtree block feature + log statement match + 0.99up'.F2:'gumtree block feature + log statement match + 0.99up'.F21" chart:class="chart:scatter">
            <chart:domain table:cell-range-address="'gumtree block feature + log statement match + 0.99up'.C2:'gumtree block feature + log statement match + 0.99up'.C2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umtree block feature + log statement match + 0.99up'.C2:'gumtree block feature + log statement match + 0.99up'.C21</svg:desc>
                </draw:g>
              </table:table-cell>
              <table:table-cell office:value-type="float" office:value="0.532986111111111">
                <text:p>0.532986111111111</text:p>
                <draw:g>
                  <svg:desc>'gumtree block feature + log statement match + 0.99up'.F2:'gumtree block feature + log statement match + 0.99up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0277777777778">
                <text:p>0.5902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47569444444444">
                <text:p>0.647569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49305555555556">
                <text:p>0.64930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52777777777778">
                <text:p>0.652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77083333333333">
                <text:p>0.677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11805555555556">
                <text:p>0.7118055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743055555555555">
                <text:p>0.743055555555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748263888888889">
                <text:p>0.748263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772569444444444">
                <text:p>0.772569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0.857638888888889">
                <text:p>0.85763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